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officeooo:rsid="0006bbfd" officeooo:paragraph-rsid="0006bbfd"/>
    </style:style>
    <style:style style:name="P2" style:family="paragraph" style:parent-style-name="Standard">
      <style:paragraph-properties fo:line-height="100%"/>
      <style:text-properties officeooo:paragraph-rsid="0006bbfd"/>
    </style:style>
    <style:style style:name="P3" style:family="paragraph" style:parent-style-name="Standard">
      <style:paragraph-properties fo:line-height="100%"/>
      <style:text-properties officeooo:paragraph-rsid="000b7b4c"/>
    </style:style>
    <style:style style:name="P4" style:family="paragraph" style:parent-style-name="Standard">
      <style:paragraph-properties fo:line-height="100%"/>
      <style:text-properties officeooo:rsid="000b7b4c" officeooo:paragraph-rsid="000b7b4c"/>
    </style:style>
    <style:style style:name="P5" style:family="paragraph" style:parent-style-name="Standard">
      <style:paragraph-properties fo:line-height="100%"/>
      <style:text-properties officeooo:rsid="000c5ad3" officeooo:paragraph-rsid="000c5ad3"/>
    </style:style>
    <style:style style:name="P6" style:family="paragraph" style:parent-style-name="Preformatted_20_Text">
      <style:paragraph-properties fo:line-height="100%"/>
      <style:text-properties style:font-name="Liberation Serif" fo:font-size="12pt" fo:font-weight="normal" officeooo:rsid="0006bbfd" officeooo:paragraph-rsid="0006bbfd" fo:background-color="#6699cc" style:font-size-asian="12pt" style:font-weight-asian="normal" style:font-size-complex="12pt" style:font-weight-complex="normal"/>
    </style:style>
    <style:style style:name="P7" style:family="paragraph" style:parent-style-name="Preformatted_20_Text">
      <style:paragraph-properties fo:line-height="100%"/>
      <style:text-properties style:font-name="Liberation Serif" fo:font-size="12pt" fo:background-color="#009999" style:font-size-asian="12pt" style:font-size-complex="12pt"/>
    </style:style>
    <style:style style:name="P8" style:family="paragraph" style:parent-style-name="Preformatted_20_Text">
      <style:paragraph-properties fo:line-height="100%"/>
      <style:text-properties style:font-name="Liberation Serif" fo:font-size="12pt" fo:background-color="#6699cc" style:font-size-asian="12pt" style:font-size-complex="12pt"/>
    </style:style>
    <style:style style:name="P9" style:family="paragraph" style:parent-style-name="Preformatted_20_Text">
      <style:paragraph-properties fo:line-height="100%"/>
      <style:text-properties style:font-name="Liberation Serif" fo:font-size="12pt" fo:background-color="#9999ff" style:font-size-asian="12pt" style:font-size-complex="12pt"/>
    </style:style>
    <style:style style:name="P10" style:family="paragraph" style:parent-style-name="Preformatted_20_Text">
      <style:paragraph-properties fo:margin-top="0in" fo:margin-bottom="0.1965in" loext:contextual-spacing="false" fo:line-height="100%"/>
      <style:text-properties officeooo:rsid="0006bbfd" officeooo:paragraph-rsid="0006bbfd"/>
    </style:style>
    <style:style style:name="P11" style:family="paragraph" style:parent-style-name="Preformatted_20_Text">
      <style:paragraph-properties fo:margin-top="0in" fo:margin-bottom="0.1965in" loext:contextual-spacing="false" fo:line-height="100%"/>
      <style:text-properties style:font-name="Liberation Serif" fo:font-size="12pt" officeooo:rsid="0006bbfd" officeooo:paragraph-rsid="0006bbfd" style:font-size-asian="12pt" style:font-size-complex="12pt"/>
    </style:style>
    <style:style style:name="P12" style:family="paragraph" style:parent-style-name="Preformatted_20_Text">
      <style:paragraph-properties fo:margin-top="0in" fo:margin-bottom="0.1965in" loext:contextual-spacing="false" fo:line-height="100%"/>
      <style:text-properties style:font-name="Liberation Serif" fo:font-size="12pt" officeooo:rsid="0006f9b3" officeooo:paragraph-rsid="0006f9b3" style:font-size-asian="12pt" style:font-size-complex="12pt"/>
    </style:style>
    <style:style style:name="P13" style:family="paragraph" style:parent-style-name="Preformatted_20_Text">
      <style:paragraph-properties fo:margin-top="0in" fo:margin-bottom="0.1965in" loext:contextual-spacing="false" fo:line-height="100%"/>
      <style:text-properties style:font-name="Liberation Serif" fo:font-size="12pt" officeooo:rsid="00075e49" officeooo:paragraph-rsid="00075e49" style:font-size-asian="12pt" style:font-size-complex="12pt"/>
    </style:style>
    <style:style style:name="P14" style:family="paragraph" style:parent-style-name="Preformatted_20_Text">
      <style:paragraph-properties fo:margin-top="0in" fo:margin-bottom="0.1965in" loext:contextual-spacing="false" fo:line-height="100%"/>
      <style:text-properties style:font-name="Liberation Serif" fo:font-size="12pt" officeooo:rsid="0006f9b3" officeooo:paragraph-rsid="0006f9b3" fo:background-color="#009999" style:font-size-asian="12pt" style:font-size-complex="12pt"/>
    </style:style>
    <style:style style:name="P15" style:family="paragraph" style:parent-style-name="Preformatted_20_Text">
      <style:paragraph-properties fo:margin-top="0in" fo:margin-bottom="0.1965in" loext:contextual-spacing="false" fo:line-height="100%"/>
      <style:text-properties style:font-name="Liberation Serif" fo:font-size="12pt" fo:background-color="#009999" style:font-size-asian="12pt" style:font-size-complex="12pt"/>
    </style:style>
    <style:style style:name="P16" style:family="paragraph" style:parent-style-name="Preformatted_20_Text">
      <style:paragraph-properties fo:margin-top="0in" fo:margin-bottom="0.1965in" loext:contextual-spacing="false" fo:line-height="100%"/>
      <style:text-properties style:font-name="Liberation Serif" fo:font-size="12pt" fo:background-color="#6699cc" style:font-size-asian="12pt" style:font-size-complex="12pt"/>
    </style:style>
    <style:style style:name="P17" style:family="paragraph" style:parent-style-name="Preformatted_20_Text">
      <style:paragraph-properties fo:margin-top="0in" fo:margin-bottom="0.1965in" loext:contextual-spacing="false" fo:line-height="100%"/>
      <style:text-properties style:font-name="Liberation Serif" fo:font-size="12pt" officeooo:rsid="0006bbfd" officeooo:paragraph-rsid="0006bbfd" fo:background-color="#9999ff" style:font-size-asian="12pt" style:font-size-complex="12pt"/>
    </style:style>
    <style:style style:name="P18" style:family="paragraph" style:parent-style-name="Preformatted_20_Text">
      <style:paragraph-properties fo:margin-top="0in" fo:margin-bottom="0.1965in" loext:contextual-spacing="false" fo:line-height="100%"/>
      <style:text-properties style:font-name="Liberation Serif" fo:font-size="12pt" fo:background-color="#9999ff" style:font-size-asian="12pt" style:font-size-complex="12pt"/>
    </style:style>
    <style:style style:name="T1" style:family="text">
      <style:text-properties style:font-name="Liberation Serif" fo:font-size="12pt" fo:background-color="#6699cc" loext:char-shading-value="0" style:font-size-asian="12pt" style:font-size-complex="12pt"/>
    </style:style>
    <style:style style:name="T2" style:family="text">
      <style:text-properties style:font-name="Liberation Serif" fo:font-weight="bold" officeooo:rsid="0006bbfd" style:font-weight-asian="bold" style:font-weight-complex="bold"/>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weight="normal" officeooo:rsid="000a69db" style:font-weight-asian="normal" style:font-weight-complex="normal"/>
    </style:style>
    <style:style style:name="T5" style:family="text">
      <style:text-properties style:font-name="Liberation Serif" fo:font-weight="normal" officeooo:rsid="000b7b4c" style:font-weight-asian="normal" style:font-weight-complex="normal"/>
    </style:style>
    <style:style style:name="T6" style:family="text">
      <style:text-properties style:font-name="Liberation Serif" fo:font-weight="normal" officeooo:rsid="000c5ad3" style:font-weight-asian="normal" style:font-weight-complex="normal"/>
    </style:style>
    <style:style style:name="T7" style:family="text">
      <style:text-properties style:font-name="Liberation Serif" fo:font-weight="normal" officeooo:rsid="000b7b4c" fo:background-color="#9999ff" loext:char-shading-value="0" style:font-weight-asian="normal" style:font-weight-complex="normal"/>
    </style:style>
    <style:style style:name="T8" style:family="text">
      <style:text-properties officeooo:rsid="0006f9b3"/>
    </style:style>
    <style:style style:name="T9" style:family="text">
      <style:text-properties fo:background-color="#6699cc" loext:char-shading-value="0"/>
    </style:style>
    <style:style style:name="T10" style:family="text">
      <style:text-properties fo:font-weight="normal" officeooo:rsid="000a69db" style:font-weight-asian="normal" style:font-weight-complex="normal"/>
    </style:style>
    <style:style style:name="T11" style:family="text">
      <style:text-properties officeooo:rsid="000c6a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ách tạo <text:s/>một ứng dụng deploy lên heroku</text:p>
      <text:p text:style-name="P1">Bước 1: Tạo một chương trình</text:p>
      <text:p text:style-name="P1">- rails new heroku_app</text:p>
      <text:p text:style-name="P1">- Sử dụng pos<text:span text:style-name="T11">t</text:span>gresql thay cho sqlite bằng cách sửa Gemfile gem 'sqlite3' thành gem 'pg'</text:p>
      <text:p text:style-name="P1">- Sửa ruby version, ví dụ: ruby '2.2.1'</text:p>
      <text:p text:style-name="P1">- bundle install</text:p>
      <text:p text:style-name="P1">Bước 2: Sửa file database.yml theo form</text:p>
      <text:p text:style-name="P6">development:</text:p>
      <text:p text:style-name="P8"><text:s text:c="2"/>adapter: postgresql</text:p>
      <text:p text:style-name="P8"><text:s text:c="2"/>database: my_database_development</text:p>
      <text:p text:style-name="P8"><text:s text:c="2"/>pool: 5</text:p>
      <text:p text:style-name="P8"><text:s text:c="2"/>timeout: 5000</text:p>
      <text:p text:style-name="P8">test:</text:p>
      <text:p text:style-name="P8"><text:s text:c="2"/>adapter: postgresql</text:p>
      <text:p text:style-name="P8"><text:s text:c="2"/>database: my_database_test</text:p>
      <text:p text:style-name="P8"><text:s text:c="2"/>pool: 5</text:p>
      <text:p text:style-name="P8"><text:s text:c="2"/>timeout: 5000</text:p>
      <text:p text:style-name="P8"/>
      <text:p text:style-name="P8">production:</text:p>
      <text:p text:style-name="P8"><text:s text:c="2"/>adapter: postgresql</text:p>
      <text:p text:style-name="P8"><text:s text:c="2"/>database: my_database_production</text:p>
      <text:p text:style-name="P8"><text:s text:c="2"/>pool: 5</text:p>
      <text:p text:style-name="P16"><text:s text:c="2"/>timeout: 5000</text:p>
      <text:p text:style-name="P11">Sau đó ta phải tạo database mà mình đã khai báo ở trên bằng cách</text:p>
      <text:p text:style-name="P10"><text:span text:style-name="T1">rake </text:span><text:a xlink:type="simple" xlink:href="db:create" text:style-name="Internet_20_link" text:visited-style-name="Visited_20_Internet_20_Link"><text:span text:style-name="T1">db:create</text:span></text:a></text:p>
      <text:p text:style-name="P11"><text:span text:style-name="T9">rake </text:span><text:a xlink:type="simple" xlink:href="db:migrate" text:style-name="Internet_20_link" text:visited-style-name="Visited_20_Internet_20_Link"><text:span text:style-name="T9">db:migrate</text:span></text:a></text:p>
      <text:p text:style-name="P11">Bước 3: Tạo controller</text:p>
      <text:p text:style-name="P11">- rails g controller welcome</text:p>
      <text:p text:style-name="P11">- Tạo index.html.erb</text:p>
      <text:p text:style-name="P17">&lt;h2&gt;Hello World&lt;/h2&gt;</text:p>
      <text:p text:style-name="P9">&lt;p&gt;</text:p>
      <text:p text:style-name="P9"><text:s text:c="2"/>The time is now: &lt;%= Time.now %&gt;</text:p>
      <text:p text:style-name="P18">&lt;/p&gt;</text:p>
      <text:p text:style-name="P11">Bước 4: Do Heroku integration được tin cậy là một plugin của Rails nhưng đã bị bỏ khỏi Rails 4, vì vậy để kích hoạt chức năng này thì thêm vào Gemfile</text:p>
      <text:p text:style-name="P11">gem 'rails_12factor'</text:p>
      <text:p text:style-name="P11">bundle install</text:p>
      <text:p text:style-name="P11"><text:soft-page-break/>Bước 5: Deploy Rails apps bằng Puma Web Server</text:p>
      <text:p text:style-name="P12">Puma sử dụng thread, worker processes để sử dụng tối đa tài nguyên của CPU. Hơn nữa Heroku sử dụng Puma làm web server.</text:p>
      <text:p text:style-name="P12">- Thêm puma vào Gemfile gem 'puma'</text:p>
      <text:p text:style-name="P12">- Thêm file config/puma.rb</text:p>
      <text:p text:style-name="P14">workers Integer(ENV['WEB_CONCURRENCY'] || 2)</text:p>
      <text:p text:style-name="P7">threads_count = Integer(ENV['MAX_THREADS'] || 5)</text:p>
      <text:p text:style-name="P7">threads threads_count, threads_count</text:p>
      <text:p text:style-name="P7"/>
      <text:p text:style-name="P7">preload_app!</text:p>
      <text:p text:style-name="P7"/>
      <text:p text:style-name="P7">rackup <text:s text:c="5"/>DefaultRackup</text:p>
      <text:p text:style-name="P7">port <text:s text:c="7"/>ENV['PORT'] <text:s text:c="4"/>|| 3000</text:p>
      <text:p text:style-name="P7">environment ENV['RACK_ENV'] || 'development'</text:p>
      <text:p text:style-name="P7"/>
      <text:p text:style-name="P7">on_worker_boot do</text:p>
      <text:p text:style-name="P7"><text:s text:c="2"/># Worker specific setup for Rails 4.1+</text:p>
      <text:p text:style-name="P7"><text:s text:c="2"/># See: https://devcenter.heroku.com/articles/deploying-rails-applications-with-the-puma-web-server#on-worker-boot</text:p>
      <text:p text:style-name="P7"><text:s text:c="2"/>ActiveRecord::Base.establish_connection</text:p>
      <text:p text:style-name="P15">end</text:p>
      <text:p text:style-name="P12">Bước 6: Thêm Procfile ở main folder project</text:p>
      <text:p text:style-name="P12">web: bundle exec puma -e <text:s/>-p 5000 -S ~/puma -C config/puma.rb</text:p>
      <text:p text:style-name="P11">Bước <text:span text:style-name="T8">7</text:span>: Lưu chương trình trên git để sau đó deploy lên Heroku</text:p>
      <text:p text:style-name="P11">- git init</text:p>
      <text:p text:style-name="P11">- git add .</text:p>
      <text:p text:style-name="P11">- git commit -m “message”</text:p>
      <text:p text:style-name="P13">Bước 8: Tạo Heroku app</text:p>
      <text:p text:style-name="P13">- heroku create</text:p>
      <text:p text:style-name="P13">- git push heroku master</text:p>
      <text:p text:style-name="P13"/>
      <text:p text:style-name="P13">* Notice: Có thể gặp một số lỗi như sau:</text:p>
      <text:p text:style-name="P13"><text:soft-page-break/>- Error launching Rails server: undefined method 'configure'</text:p>
      <text:p text:style-name="P13">Trong file config/environment/development.rb sửa</text:p>
      <text:p text:style-name="P13">Rails.application.configure do</text:p>
      <text:p text:style-name="P13">thành</text:p>
      <text:p text:style-name="P13">TenAppVietHoaNtn::Application.configure do</text:p>
      <text:p text:style-name="P2"><text:span text:style-name="T2">- </text:span><text:span text:style-name="T4">Khi sử dụng Puma nếu gặp lỗi này “</text:span><text:span text:style-name="T10">Puma caught this error: You must set config.secret_key_base in your app's config. (RuntimeError)</text:span><text:span text:style-name="T4">” thì đây là do phiên bản rails, do đang sử dụng phiên bản rails 4.0.2 chỉ cần sửa Gemfile thành gem 'rails', '4.2.0'</text:span></text:p>
      <text:p text:style-name="P3"><text:span text:style-name="T4">- </text:span><text:span text:style-name="T5">Nếu gặp lỗi </text:span><text:span text:style-name="T7">"The page you were looking for doesn't exist. You may have mistyped the address or the page may have moved. If you are the application owner check the logs for more information."</text:span><text:span text:style-name="T5"> và file logs có </text:span><text:span text:style-name="T7">PG::UndefinedTable: ERROR: <text:s/>relation "todos" does not exist</text:span><text:span text:style-name="T5"> thì chỉ cần tạo bảng bằng cách</text:span></text:p>
      <text:p text:style-name="P4"><text:span text:style-name="T3">heroku run rake </text:span><text:a xlink:type="simple" xlink:href="db:migrate" text:style-name="Internet_20_link" text:visited-style-name="Visited_20_Internet_20_Link"><text:span text:style-name="T3">db:migrate</text:span></text:a></text:p>
      <text:p text:style-name="P4"><text:span text:style-name="T3">- </text:span><text:span text:style-name="T6">Nếu trong class Controller sử dụng hàm trong class Helper mà báo lỗi chưa định nghĩa hàm thì include class Helper đó trong class Controller</text:span></text:p>
      <text:p text:style-name="P5"><text:span text:style-name="T6">vd: include </text:span><text:span text:style-name="T3">SessionsHelper trong SessionController.r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0:04:02.954325182</meta:creation-date>
    <dc:date>2015-09-14T17:31:20.942670414</dc:date>
    <meta:editing-duration>PT50M48S</meta:editing-duration>
    <meta:editing-cycles>7</meta:editing-cycles>
    <meta:generator>LibreOffice/4.4.2.2$Linux_X86_64 LibreOffice_project/40m0$Build-2</meta:generator>
    <meta:document-statistic meta:table-count="0" meta:image-count="0" meta:object-count="0" meta:page-count="3" meta:paragraph-count="71" meta:word-count="456" meta:character-count="2889" meta:non-whitespace-character-count="2453"/>
  </office:meta>
</office:document-meta>
</file>